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0bf"/>
    </style:style>
    <style:style style:name="P2" style:family="paragraph" style:parent-style-name="Standard">
      <style:text-properties officeooo:rsid="001db108" officeooo:paragraph-rsid="001db108"/>
    </style:style>
    <style:style style:name="T1" style:family="text">
      <style:text-properties officeooo:rsid="001ca0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 of Rebecca Tyson's talk:</text:p>
      <text:p text:style-name="P2">Opinion dynamics and disease: One wave or many?</text:p>
      <text:p text:style-name="P1"/>
      <text:p text:style-name="P1"><text:span text:style-name="T1">Opinion dynamics, that is, changes of opinions/behaviours in a population arising from interactions between individuals in the population, can have a strong effect on disease dynamics. <text:s/>In most modelling efforts however, such behaviours are considered to be fixed within a given subpopulation (divided by, e.g., age or socioeconomic class), or altered by top-down public policies. <text:s/>In this talk we present a suite of models coupling disease and opinion dynamics, and show how the interaction between these two processes can have a profound effect on the disease dynamics, creating, e.g., multiple epidemic waves, changes in peak size, and changes in final size. <text:s/>While there is a long history of modelling disease dynamics, the field of opinion dynamics modelling is still fairly new. <text:s/>We call for more research on how best to model opinion dynamics, particularly within the context of new disea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becca Tyson</meta:initial-creator>
    <meta:creation-date>2024-02-29T15:00:51.159480290</meta:creation-date>
    <dc:date>2024-02-29T15:09:04.830296468</dc:date>
    <dc:creator>Rebecca Tyson</dc:creator>
    <meta:editing-duration>PT8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53" meta:character-count="978" meta:non-whitespace-character-count="824"/>
  </office:meta>
</office:document-meta>
</file>